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margin-top="0cm" fo:margin-bottom="0cm"/>
    </style:style>
    <style:style style:name="P7" style:family="paragraph" style:parent-style-name="Text_20_body" style:list-style-name="L4">
      <style:paragraph-properties fo:margin-top="0cm" fo:margin-bottom="0cm"/>
    </style:style>
    <style:style style:name="P8" style:family="paragraph" style:parent-style-name="Text_20_body">
      <style:paragraph-properties fo:margin-top="0cm" fo:margin-bottom="0cm" fo:text-align="justify" style:justify-single-word="false"/>
    </style:style>
    <style:style style:name="P9" style:family="paragraph" style:parent-style-name="Text_20_body" style:list-style-name="L1">
      <style:paragraph-properties fo:margin-top="0cm" fo:margin-bottom="0cm" fo:text-align="justify" style:justify-single-word="false"/>
    </style:style>
    <style:style style:name="P10" style:family="paragraph" style:parent-style-name="Text_20_body" style:list-style-name="L2">
      <style:paragraph-properties fo:margin-top="0cm" fo:margin-bottom="0cm" fo:text-align="justify" style:justify-single-word="false"/>
    </style:style>
    <style:style style:name="P11" style:family="paragraph" style:parent-style-name="Standard">
      <style:text-properties fo:language="es" fo:country="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language="es" fo:country="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oicot Sony</text:h>
      <text:p text:style-name="P11"><text:bookmark text:name="result_box"/>¿Por qué estamos pidiendo que usted tome acciones en contra de Sony?</text:p>
      <text:p text:style-name="Text_20_body"/>
      <text:p text:style-name="P5">Sony esta usando acciones legales para acosar e intimidar a personas que están modificando sus propios sistemas PS3. Simpatizantes de Defective by Design (defectuoso por diseño) estamos boicoteando a Sony. Aquí esta la historia completa:</text:p>
      <text:list xml:id="list1507717478" text:style-name="L1">
        <text:list-item>
          <text:p text:style-name="P9">Sony vende el PlayStation 3 como un computador de propósito general, capaz de ejecutar el sistema operativo GNU/Linux, pero se ejecuta en un modo restrictivo que no permite el acceso completo a todo el poder de hardware.</text:p>
        </text:list-item>
        <text:list-item>
          <text:p text:style-name="P6">Sony declaró, <text:span text:style-name="T3">"Nuestra intención era que usted, dueño de su PS3, pueda jugar juegos, ver películas, ver fotos, escuchar musica y ejecutar todas las características del sistema operativo que transforme su PS3 en un computador de casa”</text:span>. En repuesta, George Hotz (conocido en los círculos de programadores como geohot) anunció sus esfuerzos para que los usuarios puedan tener acceso a todo el poder de hardware de sus equipos. </text:p>
        </text:list-item>
        <text:list-item>
          <text:p text:style-name="P9">Sony continuo traicionando a sus clientes al remover la capacidad de ejecutar un sistema operativo personalizados, “debido a preocupaciones de seguridad”.</text:p>
        </text:list-item>
        <text:list-item>
          <text:p text:style-name="P6">En enero de 2011, Hotz publicó las llaves criptográficas necesarias para revertir las restricciones de Sony y ejecutar un software personalizado en el PlayStation 3. </text:p>
        </text:list-item>
        <text:list-item>
          <text:p text:style-name="P6"><text:span text:style-name="Strong_20_Emphasis">Sony inmediatamente interpuso un demanda en contra de Hotz.</text:span> </text:p>
        </text:list-item>
        <text:list-item>
          <text:p text:style-name="P1"><text:span text:style-name="Strong_20_Emphasis">Otro PS3 hacker, Alexander Egorenkov (graf_chokolo) vio allanada su casa por la policía y una demanda <text:s/>1 millón de euros. Sony continuo con la confiscación de su equipo.</text:span></text:p>
        </text:list-item>
      </text:list>
      <text:p text:style-name="P5">¿El resultado de esto? Practicas reiteradas de hostigamiento de Sony, atacando a Hotz y otros desarrolladores de PS3.</text:p>
      <text:p text:style-name="Text_20_body">¿Nuestra respuesta? Cientos de correo electrónicos en apoyo a Hotz y otros al CEO de Sony, Haword Stringer, que prefirió cerrar su cuenta de correo antes que escuchar a sus usuarios.</text:p>
      <text:p text:style-name="P5">Continuamos enviando más mensajes a Nicole Seligman, Sony VP. Esta campaña fue una pieza importante en la presión del publico que le obligo a Sony retroceder.</text:p>
      <text:p text:style-name="Text_20_body"><text:span text:style-name="Strong_20_Emphasis">¿Que hicieron al retroceder?</text:span></text:p>
      <text:p text:style-name="P5">Sony termino con la demanda contra Hotz. En el acuerdo Hotz se comprometió a no usar los dispositivos de moda de Sony, el acuerdo usa el ambiguo termino “no autorizado”. Las acusaciones que se usaron en el caso contra Hotz no han sido comprobadas y Hotz está boicoteando a Sony.</text:p>
      <text:p text:style-name="Text_20_body">Hotz no tiene por que soportar este tipo de ordenes mordaza, Sony se detuvo antes de conseguir todo lo que deseaba. Hotz esta ahora libre para seguir adelante, Sony ha quedado con un nuevo lote de mala publicidad, sin dinero y con un precedente legal que lo demuestra.</text:p>
      <text:p text:style-name="P5"><text:span text:style-name="Strong_20_Emphasis">Nosotros necesitamos continuar aplicando presión sobre Sony hasta que detenga las amenazas a usuarios y desarrolladores por hacer uso de su libertad sobre el hardware del que son dueños.</text:span></text:p>
      <text:p text:style-name="Text_20_body"><text:span text:style-name="Strong_20_Emphasis">Por favor únase a la lucha y al boicot contra Sony.</text:span></text:p>
      <text:h text:style-name="Heading_20_2" text:outline-level="2">Más razones para el Boicot contra Sony</text:h>
      <text:p text:style-name="Text_20_body">Sony acosa a los hackers y menosprecia la libertad de los usuarios de computadoras, estás deberían ser <text:soft-page-break/>razones suficientes para unirse al boicot contra Sony, pero compartiremos, de todos modos, algunas otras más.</text:p>
      <text:h text:style-name="Heading_20_3" text:outline-level="3">Inseguridad de los servidores de Sony</text:h>
      <text:list xml:id="list938770033" text:style-name="L2">
        <text:list-item>
          <text:p text:style-name="P10">El 18 de abril de 2011 la red de servidores para PlayStation de Sony se vieron comprometidos. Estos servidores tienen en su poder aproximadamente 77 millones de cuentas, incluyendo <text:s/>la información de tarjetas de crédito de 10 millones de subscriptores. ¡<text:span text:style-name="T2">Sony se tomo dos semanas para informar a sus clientes sobre esta violación de seguridad!.</text:span></text:p>
        </text:list-item>
        <text:list-item>
          <text:p text:style-name="P2">El 2 de Mayo de 2011 anuncia que sus servidores de entretenimiento en linea fueron también comprometidos exponiendo la información personal de más de 20 millones de usuarios.</text:p>
        </text:list-item>
      </text:list>
      <text:h text:style-name="Heading_20_2" text:outline-level="2"><text:bookmark text:name="result_box1"/><text:span text:style-name="T4">Sony está emitiendo avisos de retirada de los clips muy cortos de canciones utilizadas en los vídeos de YouTube</text:span></text:h>
      <text:list xml:id="list1375516477" text:style-name="L3">
        <text:list-item>
          <text:p text:style-name="P3"><text:a xlink:type="simple" xlink:href="http://www.techdirt.com/articles/20120427/18013118692/sad-state-copyright-guy-using-3-to-10-second-clips-music-viral-videos-accused-infringement.shtml">Sad State Of Copyright: Guy Using Short Clips Of Music In Viral Videos Accused Of Infringement</text:a></text:p>
        </text:list-item>
      </text:list>
      <text:h text:style-name="Heading_20_2" text:outline-level="2">Post y acciones anteriores.</text:h>
      <text:list xml:id="list345947208" text:style-name="L4">
        <text:list-item>
          <text:p text:style-name="P7">Initial post: <text:a xlink:type="simple" xlink:href="http://www.defectivebydesign.org/stopsony">Tell Sony to stop harassing hackers!</text:a> </text:p>
        </text:list-item>
        <text:list-item>
          <text:p text:style-name="P7">Follow-up post: <text:a xlink:type="simple" xlink:href="http://www.defectivebydesign.org/keep-pressure-on-sony">We need to keep the pressure on Sony!</text:a> </text:p>
        </text:list-item>
        <text:list-item>
          <text:p text:style-name="P4"><text:a xlink:type="simple" xlink:href="http://www.defectivebydesign.org/apology-not-accepted-sony-boycott-remains">Apology Not Accepted; Sony Boycott Remains</text:a> </text:p>
        </text:list-item>
      </text:list>
      <text:h text:style-name="Heading_20_2" text:outline-level="2">Comentarios sobre los artículos de Sony</text:h>
      <text:p text:style-name="P8">Ayuda comentando noticias y posts en blogs sobre Sony, dirigiéndolos a nuestra campaña y haciéndoles ver que necesitamos continuar responsabilizando a Sony y pidiendo explicaciones por los ataques a los usuarios.</text:p>
      <text:p text:style-name="Standard"/>
      <text:p text:style-name="Text_20_body">Fuente: http://www.defectivebydesign.org/so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Condensed"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Condensed"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Condensed" style:font-size-asian="14pt" style:font-weight-asian="bold" style:font-name-complex="FreeSan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3T10:42:28</meta:creation-date>
    <dc:date>2012-08-03T15:52:43</dc:date>
    <meta:editing-duration>PT4H38M36S</meta:editing-duration>
    <meta:editing-cycles>13</meta:editing-cycles>
    <meta:generator>LibreOffice/3.3$Unix LibreOffice_project/330m19$Build-8</meta:generator>
    <meta:document-statistic meta:table-count="0" meta:image-count="0" meta:object-count="0" meta:page-count="2" meta:paragraph-count="31" meta:word-count="699" meta:character-count="4269"/>
  </office:meta>
</office:document-meta>
</file>